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2.214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1.413cm"/>
    </style:style>
    <style:style style:name="P1" style:family="paragraph">
      <style:paragraph-properties fo:margin-left="0cm" fo:margin-right="0cm" fo:text-indent="0cm"/>
      <style:text-properties fo:hyphenate="false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3.095cm" svg:height="2.214cm" svg:x="0.345cm" svg:y="5.3cm">
          <draw:text-box>
            <text:p text:style-name="P1">Este archvo</text:p>
          </draw:text-box>
        </draw:frame>
        <presentation:notes draw:style-name="dp2">
          <draw:page-thumbnail draw:style-name="gr2" draw:layer="layout" svg:width="13.708cm" svg:height="10.281cm" svg:x="3.64cm" svg:y="2.853cm" draw:page-number="1" presentation:class="page"/>
          <draw:frame presentation:style-name="pr1" draw:text-style-name="P2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sv" fo:country="SE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8cm" svg:height="10.281cm" svg:x="3.64cm" svg:y="2.853cm" presentation:class="page"/>
        <draw:frame presentation:style-name="Standar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initial-creator>thorsten bosbach</meta:initial-creator>
    <meta:creation-date>2002-02-08T15:47:18</meta:creation-date>
    <dc:date>2005-12-08T13:53:22</dc:date>
    <dc:language>sv-SE</dc:language>
    <meta:editing-cycles>2</meta:editing-cycles>
    <meta:editing-duration>PT1M58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